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3481656771" text:style-name="L1">
        <text:list-item>
          <text:p text:style-name="P2">Quitar la fuente de alimentación de un equipo observando como están dispuestas las conexiones para su posterior instalación.</text:p>
        </text:list-item>
      </text:list>
      <text:p text:style-name="Standard"/>
      <text:list xml:id="list536961267" text:continue-numbering="true" text:style-name="L1">
        <text:list-item>
          <text:p text:style-name="P2">Comprobar el funcionamiento de la fuente de alimentación haciendo el puente correspondiente.</text:p>
        </text:list-item>
      </text:list>
      <text:p text:style-name="Standard"/>
      <text:list xml:id="list900166008" text:continue-numbering="true" text:style-name="L1">
        <text:list-item>
          <text:p text:style-name="P2">Comprobar que los voltajes de todas las conexiones se ajustan a la norma.</text:p>
        </text:list-item>
      </text:list>
      <text:p text:style-name="Standard"/>
      <text:list xml:id="list1969200122" text:continue-numbering="true" text:style-name="L1">
        <text:list-item>
          <text:p text:style-name="P2">Instalar la fuente en el equipo.</text:p>
        </text:list-item>
      </text:list>
      <text:p text:style-name="Standard"/>
      <text:list xml:id="list1910163041" text:continue-numbering="true" text:style-name="L1">
        <text:list-item>
          <text:p text:style-name="P2">Haciendo uso de alguno de los programas o páginas de la red, calcular la potencia mínima que debe tener una fuente de alimentación para un equipo concreto. Describir la potencia consumida por cada elemento.</text:p>
          <text:p text:style-name="P2"/>
        </text:list-item>
        <text:list-item>
          <text:p text:style-name="P4">Añadir en el trabajo correspondiente a fuentes de alimentación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4-01T01:32:18</dc:date>
    <dc:creator>santiago </dc:creator>
    <meta:editing-duration>PT3H5M17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1" meta:paragraph-count="7" meta:word-count="108" meta:character-count="668" meta:non-whitespace-character-count="573"/>
  </office:meta>
</office:document-meta>
</file>